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114938" officeooo:paragraph-rsid="00114938" style:font-weight-asian="bold" style:font-weight-complex="bold"/>
    </style:style>
    <style:style style:name="T1" style:family="text">
      <style:text-properties officeooo:rsid="0011493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5</text:span>. Named PL/SQL Block: PL/SQL Stored Procedure and Stored Function.</text:p>
      <text:p text:style-name="Standard">Write a Stored Procedure namely proc_Grade for the categorization of student. If marks scored by</text:p>
      <text:p text:style-name="Standard">students in examination is &lt;=1500 and marks&gt;=990 then student will be placed in distinction</text:p>
      <text:p text:style-name="Standard">category if marks scored are between 989 and 900 category is first class, if marks 899 and 825</text:p>
      <text:p text:style-name="Standard">category is Higher Second Class.</text:p>
      <text:p text:style-name="Standard">Write a PL/SQL block to use procedure created with above requirement.</text:p>
      <text:p text:style-name="Standard">Stud_Marks(name, total_marks) Result(Roll,Name, Class)</text:p>
      <text:p text:style-name="Standard">Note: Instructor will frame the problem statement for writing stored procedure and Function in</text:p>
      <text:p text:style-name="Standard">line with above statement.</text:p>
      <text:p text:style-name="Standard"/>
      <text:p text:style-name="P2">ANS-</text:p>
      <text:p text:style-name="P2">ubuntu@my-new-system:~$ sudo mysql</text:p>
      <text:p text:style-name="P2">[sudo] password for ubuntu: </text:p>
      <text:p text:style-name="P2">Welcome to the MySQL monitor. <text:s/>Commands end with ; or \g.</text:p>
      <text:p text:style-name="P2">Your MySQL connection id is 8</text:p>
      <text:p text:style-name="P2">Server version: 8.0.42-0ubuntu0.20.04.1 (Ubuntu)</text:p>
      <text:p text:style-name="P2"/>
      <text:p text:style-name="P2">Copyright (c) 2000, 2025, Oracle and/or its affiliates.</text:p>
      <text:p text:style-name="P2"/>
      <text:p text:style-name="P2">Oracle is a registered trademark of Oracle Corporation and/or its</text:p>
      <text:p text:style-name="P2">affiliates. Other names may be trademarks of their respective</text:p>
      <text:p text:style-name="P2">owners.</text:p>
      <text:p text:style-name="P2"/>
      <text:p text:style-name="P2">Type 'help;' or '\h' for help. Type '\c' to clear the current input statement.</text:p>
      <text:p text:style-name="P2"/>
      <text:p text:style-name="P2">mysql&gt; create database P5;</text:p>
      <text:p text:style-name="P2">Query OK, 1 row affected (0.01 sec)</text:p>
      <text:p text:style-name="P2"/>
      <text:p text:style-name="P2">mysql&gt; USE P5;</text:p>
      <text:p text:style-name="P2">Database changed</text:p>
      <text:p text:style-name="P2"/>
      <text:p text:style-name="P2">mysql&gt; CREATE TABLE Stud_Marks (</text:p>
      <text:p text:style-name="P2"><text:s text:c="4"/>-&gt; <text:s text:c="4"/>name VARCHAR(50),</text:p>
      <text:p text:style-name="P2"><text:s text:c="4"/>-&gt; <text:s text:c="4"/>total_marks INT</text:p>
      <text:p text:style-name="P2"><text:s text:c="4"/>-&gt; );</text:p>
      <text:p text:style-name="P2">Query OK, 0 rows affected (0.01 sec)</text:p>
      <text:p text:style-name="P2"/>
      <text:p text:style-name="P2">mysql&gt; CREATE TABLE Result (</text:p>
      <text:p text:style-name="P2"><text:s text:c="4"/>-&gt; <text:s text:c="4"/>roll INT AUTO_INCREMENT PRIMARY KEY,</text:p>
      <text:p text:style-name="P2"><text:s text:c="4"/>-&gt; <text:s text:c="4"/>name VARCHAR(50),</text:p>
      <text:p text:style-name="P2"><text:s text:c="4"/>-&gt; <text:s text:c="4"/>class VARCHAR(30)</text:p>
      <text:p text:style-name="P2"><text:s text:c="4"/>-&gt; );</text:p>
      <text:p text:style-name="P2">Query OK, 0 rows affected (0.01 sec)</text:p>
      <text:p text:style-name="P2"/>
      <text:p text:style-name="P2">mysql&gt; desc Stud_Marks;</text:p>
      <text:p text:style-name="P2">+-------------+-------------+------+-----+---------+-------+</text:p>
      <text:p text:style-name="P2">| Field <text:s text:c="6"/>| Type <text:s text:c="7"/>| Null | Key | Default | Extra |</text:p>
      <text:p text:style-name="P2">+-------------+-------------+------+-----+---------+-------+</text:p>
      <text:p text:style-name="P2">| name <text:s text:c="7"/>| varchar(50) | YES <text:s/>| <text:s text:c="4"/>| NULL <text:s text:c="3"/>| <text:s text:c="6"/>|</text:p>
      <text:p text:style-name="P2">| total_marks | int <text:s text:c="8"/>| YES <text:s/>| <text:s text:c="4"/>| NULL <text:s text:c="3"/>| <text:s text:c="6"/>|</text:p>
      <text:p text:style-name="P2">+-------------+-------------+------+-----+---------+-------+</text:p>
      <text:p text:style-name="P2">2 rows in set (0.00 sec)</text:p>
      <text:p text:style-name="P2"><text:soft-page-break/></text:p>
      <text:p text:style-name="P2">mysql&gt; desc Result;</text:p>
      <text:p text:style-name="P2">+-------+-------------+------+-----+---------+----------------+</text:p>
      <text:p text:style-name="P2">| Field | Type <text:s text:c="7"/>| Null | Key | Default | Extra <text:s text:c="9"/>|</text:p>
      <text:p text:style-name="P2">+-------+-------------+------+-----+---------+----------------+</text:p>
      <text:p text:style-name="P2">| roll <text:s/>| int <text:s text:c="8"/>| NO <text:s text:c="2"/>| PRI | NULL <text:s text:c="3"/>| auto_increment |</text:p>
      <text:p text:style-name="P2">| name <text:s/>| varchar(50) | YES <text:s/>| <text:s text:c="4"/>| NULL <text:s text:c="3"/>| <text:s text:c="15"/>|</text:p>
      <text:p text:style-name="P2">| class | varchar(30) | YES <text:s/>| <text:s text:c="4"/>| NULL <text:s text:c="3"/>| <text:s text:c="15"/>|</text:p>
      <text:p text:style-name="P2">+-------+-------------+------+-----+---------+----------------+</text:p>
      <text:p text:style-name="P2">3 rows in set (0.00 sec)</text:p>
      <text:p text:style-name="P2"/>
      <text:p text:style-name="P2">mysql&gt; INSERT INTO Stud_Marks (name, total_marks) VALUES ('Aarav', 1450);</text:p>
      <text:p text:style-name="P2">Query OK, 1 row affected (0.00 sec)</text:p>
      <text:p text:style-name="P2"/>
      <text:p text:style-name="P2">mysql&gt; INSERT INTO Stud_Marks (name, total_marks) VALUES ('Isha', 980);</text:p>
      <text:p text:style-name="P2">Query OK, 1 row affected (0.00 sec)</text:p>
      <text:p text:style-name="P2"/>
      <text:p text:style-name="P2">mysql&gt; INSERT INTO Stud_Marks (name, total_marks) VALUES ('Rohan', 860);</text:p>
      <text:p text:style-name="P2">Query OK, 1 row affected (0.00 sec)</text:p>
      <text:p text:style-name="P2"/>
      <text:p text:style-name="P2">mysql&gt; INSERT INTO Stud_Marks (name, total_marks) VALUES ('Neha', 800);</text:p>
      <text:p text:style-name="P2">Query OK, 1 row affected (0.00 sec)</text:p>
      <text:p text:style-name="P2"/>
      <text:p text:style-name="P2">mysql&gt; select *from Stud_Marks;</text:p>
      <text:p text:style-name="P2">+-------+-------------+</text:p>
      <text:p text:style-name="P2">| name <text:s/>| total_marks |</text:p>
      <text:p text:style-name="P2">+-------+-------------+</text:p>
      <text:p text:style-name="P2">| Aarav | <text:s text:c="7"/>1450 |</text:p>
      <text:p text:style-name="P2">| Isha <text:s/>| <text:s text:c="8"/>980 |</text:p>
      <text:p text:style-name="P2">| Rohan | <text:s text:c="8"/>860 |</text:p>
      <text:p text:style-name="P2">| Neha <text:s/>| <text:s text:c="8"/>800 |</text:p>
      <text:p text:style-name="P2">+-------+-------------+</text:p>
      <text:p text:style-name="P2">4 rows in set (0.01 sec)</text:p>
      <text:p text:style-name="P2"/>
      <text:p text:style-name="P2">mysql&gt; DELIMITER //</text:p>
      <text:p text:style-name="P2">mysql&gt; </text:p>
      <text:p text:style-name="P2">mysql&gt; CREATE PROCEDURE proc_Grade()</text:p>
      <text:p text:style-name="P2"><text:s text:c="4"/>-&gt; BEGIN</text:p>
      <text:p text:style-name="P2"><text:s text:c="4"/>-&gt; <text:s text:c="4"/>DECLARE done INT DEFAULT FALSE;</text:p>
      <text:p text:style-name="P2"><text:s text:c="4"/>-&gt; <text:s text:c="4"/>DECLARE stud_name VARCHAR(50);</text:p>
      <text:p text:style-name="P2"><text:s text:c="4"/>-&gt; <text:s text:c="4"/>DECLARE marks INT;</text:p>
      <text:p text:style-name="P2"><text:s text:c="4"/>-&gt; <text:s text:c="4"/>DECLARE class VARCHAR(30);</text:p>
      <text:p text:style-name="P2"><text:s text:c="4"/>-&gt; </text:p>
      <text:p text:style-name="P2"><text:s text:c="4"/>-&gt; <text:s text:c="4"/>DECLARE cur CURSOR FOR SELECT name, total_marks FROM Stud_Marks;</text:p>
      <text:p text:style-name="P2"><text:s text:c="4"/>-&gt; <text:s text:c="4"/>DECLARE CONTINUE HANDLER FOR NOT FOUND SET done = TRUE;</text:p>
      <text:p text:style-name="P2"><text:s text:c="4"/>-&gt; </text:p>
      <text:p text:style-name="P2"><text:s text:c="4"/>-&gt; <text:s text:c="4"/>OPEN cur;</text:p>
      <text:p text:style-name="P2"><text:s text:c="4"/>-&gt; </text:p>
      <text:p text:style-name="P2"><text:s text:c="4"/>-&gt; <text:s text:c="4"/>read_loop: LOOP</text:p>
      <text:p text:style-name="P2"><text:s text:c="4"/>-&gt; <text:s text:c="8"/>FETCH cur INTO stud_name, marks;</text:p>
      <text:p text:style-name="P2"><text:s text:c="4"/>-&gt; <text:s text:c="8"/>IF done THEN</text:p>
      <text:p text:style-name="P2"><text:s text:c="4"/>-&gt; <text:s text:c="12"/>LEAVE read_loop;</text:p>
      <text:p text:style-name="P2"><text:soft-page-break/><text:s text:c="4"/>-&gt; <text:s text:c="8"/>END IF;</text:p>
      <text:p text:style-name="P2"><text:s text:c="4"/>-&gt; </text:p>
      <text:p text:style-name="P2"><text:s text:c="4"/>-&gt; <text:s text:c="8"/>-- Determine class</text:p>
      <text:p text:style-name="P2"><text:s text:c="4"/>-&gt; <text:s text:c="8"/>IF marks BETWEEN 990 AND 1500 THEN</text:p>
      <text:p text:style-name="P2"><text:s text:c="4"/>-&gt; <text:s text:c="12"/>SET class = 'Distinction';</text:p>
      <text:p text:style-name="P2"><text:s text:c="4"/>-&gt; <text:s text:c="8"/>ELSEIF marks BETWEEN 900 AND 989 THEN</text:p>
      <text:p text:style-name="P2"><text:s text:c="4"/>-&gt; <text:s text:c="12"/>SET class = 'First Class';</text:p>
      <text:p text:style-name="P2"><text:s text:c="4"/>-&gt; <text:s text:c="8"/>ELSEIF marks BETWEEN 825 AND 899 THEN</text:p>
      <text:p text:style-name="P2"><text:s text:c="4"/>-&gt; <text:s text:c="12"/>SET class = 'Higher Second Class';</text:p>
      <text:p text:style-name="P2"><text:s text:c="4"/>-&gt; <text:s text:c="8"/>ELSE</text:p>
      <text:p text:style-name="P2"><text:s text:c="4"/>-&gt; <text:s text:c="12"/>ITERATE read_loop; -- skip to next</text:p>
      <text:p text:style-name="P2"><text:s text:c="4"/>-&gt; <text:s text:c="8"/>END IF;</text:p>
      <text:p text:style-name="P2"><text:s text:c="4"/>-&gt; </text:p>
      <text:p text:style-name="P2"><text:s text:c="4"/>-&gt; <text:s text:c="8"/>-- Insert into result table</text:p>
      <text:p text:style-name="P2"><text:s text:c="4"/>-&gt; <text:s text:c="8"/>INSERT INTO Result (name, class)</text:p>
      <text:p text:style-name="P2"><text:s text:c="4"/>-&gt; <text:s text:c="8"/>VALUES (stud_name, class);</text:p>
      <text:p text:style-name="P2"><text:s text:c="4"/>-&gt; </text:p>
      <text:p text:style-name="P2"><text:s text:c="4"/>-&gt; <text:s text:c="4"/>END LOOP;</text:p>
      <text:p text:style-name="P2"><text:s text:c="4"/>-&gt; </text:p>
      <text:p text:style-name="P2"><text:s text:c="4"/>-&gt; <text:s text:c="4"/>CLOSE cur;</text:p>
      <text:p text:style-name="P2"><text:s text:c="4"/>-&gt; END //</text:p>
      <text:p text:style-name="P2">Query OK, 0 rows affected (0.01 sec)</text:p>
      <text:p text:style-name="P2"/>
      <text:p text:style-name="P2">mysql&gt; </text:p>
      <text:p text:style-name="P2">mysql&gt; DELIMITER ;</text:p>
      <text:p text:style-name="P2">mysql&gt; CALL proc_Grade();</text:p>
      <text:p text:style-name="P2">Query OK, 0 rows affected (0.02 sec)</text:p>
      <text:p text:style-name="P2"/>
      <text:p text:style-name="P2">mysql&gt; SELECT * FROM Result;</text:p>
      <text:p text:style-name="P2">+------+-------+---------------------+</text:p>
      <text:p text:style-name="P2">| roll | name <text:s/>| class <text:s text:c="14"/>|</text:p>
      <text:p text:style-name="P2">+------+-------+---------------------+</text:p>
      <text:p text:style-name="P2">| <text:s text:c="3"/>1 | Aarav | Distinction <text:s text:c="8"/>|</text:p>
      <text:p text:style-name="P2">| <text:s text:c="3"/>2 | Isha <text:s/>| First Class <text:s text:c="8"/>|</text:p>
      <text:p text:style-name="P2">| <text:s text:c="3"/>3 | Rohan | Higher Second Class |</text:p>
      <text:p text:style-name="P2">+------+-------+---------------------+</text:p>
      <text:p text:style-name="P2">3 rows in set (0.00 sec)</text:p>
      <text:p text:style-name="P2"/>
      <text:p text:style-name="P2">mysql&gt; 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7-28T11:50:53.293644860</meta:creation-date>
    <dc:date>2025-07-28T11:58:12.773945755</dc:date>
    <meta:editing-duration>PT7M20S</meta:editing-duration>
    <meta:editing-cycles>1</meta:editing-cycles>
    <meta:document-statistic meta:table-count="0" meta:image-count="0" meta:object-count="0" meta:page-count="3" meta:paragraph-count="124" meta:word-count="716" meta:character-count="4688" meta:non-whitespace-character-count="3539"/>
    <meta:generator>LibreOffice/6.4.7.2$Linux_X86_64 LibreOffice_project/40$Build-2</meta:generator>
  </office:meta>
</office:document-meta>
</file>